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2"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P1" style:family="paragraph" style:parent-style-name="Header">
      <style:paragraph-properties fo:text-align="center" style:justify-single-word="false"/>
      <style:text-properties fo:font-size="18pt" style:text-underline-style="solid" style:text-underline-width="auto" style:text-underline-color="font-color" fo:font-weight="bold" officeooo:rsid="001fc78f" officeooo:paragraph-rsid="001fc78f" style:font-size-asian="18pt" style:font-weight-asian="bold" style:font-size-complex="18pt" style:font-weight-complex="bold"/>
    </style:style>
    <style:style style:name="P2" style:family="paragraph" style:parent-style-name="Standard">
      <style:text-properties officeooo:rsid="00359c59" officeooo:paragraph-rsid="0057aeb2"/>
    </style:style>
    <style:style style:name="P3" style:family="paragraph" style:parent-style-name="Standard">
      <style:text-properties officeooo:rsid="00359c59" officeooo:paragraph-rsid="00359c59"/>
    </style:style>
    <style:style style:name="P4" style:family="paragraph" style:parent-style-name="Standard">
      <style:text-properties officeooo:rsid="001fc78f" officeooo:paragraph-rsid="001fc78f"/>
    </style:style>
    <style:style style:name="P5" style:family="paragraph" style:parent-style-name="Standard">
      <style:text-properties officeooo:rsid="00230213" officeooo:paragraph-rsid="00230213"/>
    </style:style>
    <style:style style:name="P6" style:family="paragraph" style:parent-style-name="Standard">
      <style:text-properties officeooo:rsid="002960ca" officeooo:paragraph-rsid="002960ca"/>
    </style:style>
    <style:style style:name="P7" style:family="paragraph" style:parent-style-name="Standard">
      <style:text-properties officeooo:rsid="003168fa" officeooo:paragraph-rsid="003168fa"/>
    </style:style>
    <style:style style:name="P8" style:family="paragraph" style:parent-style-name="Standard">
      <style:paragraph-properties>
        <style:tab-stops>
          <style:tab-stop style:position="3.889cm"/>
        </style:tab-stops>
      </style:paragraph-properties>
      <style:text-properties officeooo:paragraph-rsid="00492e7d"/>
    </style:style>
    <style:style style:name="P9" style:family="paragraph" style:parent-style-name="Standard">
      <style:text-properties fo:font-weight="normal" officeooo:paragraph-rsid="00492e7d" style:font-weight-asian="normal" style:font-weight-complex="normal"/>
    </style:style>
    <style:style style:name="P10" style:family="paragraph" style:parent-style-name="Standard">
      <style:text-properties officeooo:paragraph-rsid="00492e7d"/>
    </style:style>
    <style:style style:name="P11" style:family="paragraph" style:parent-style-name="Standard">
      <style:text-properties officeooo:rsid="003347e9" officeooo:paragraph-rsid="003347e9"/>
    </style:style>
    <style:style style:name="P12" style:family="paragraph" style:parent-style-name="Standard">
      <style:text-properties officeooo:rsid="004e6540" officeooo:paragraph-rsid="004e6540"/>
    </style:style>
    <style:style style:name="P13" style:family="paragraph" style:parent-style-name="Standard">
      <style:text-properties fo:color="#000000" style:font-name="Liberation Sans" officeooo:rsid="003bd8fd" officeooo:paragraph-rsid="003bd8fd"/>
    </style:style>
    <style:style style:name="P14" style:family="paragraph" style:parent-style-name="Standard">
      <style:paragraph-properties fo:margin-left="1.251cm" fo:margin-right="0cm" fo:text-indent="0cm" style:auto-text-indent="false"/>
      <style:text-properties fo:color="#0000cc" style:font-name="Liberation Sans" officeooo:rsid="004c5f38" officeooo:paragraph-rsid="004c5f38"/>
    </style:style>
    <style:style style:name="P15" style:family="paragraph" style:parent-style-name="Standard">
      <style:paragraph-properties fo:margin-left="1.251cm" fo:margin-right="0cm" fo:text-indent="0cm" style:auto-text-indent="false"/>
      <style:text-properties fo:color="#0000cc" officeooo:rsid="002960ca" officeooo:paragraph-rsid="002960ca"/>
    </style:style>
    <style:style style:name="P16" style:family="paragraph" style:parent-style-name="Text_20_body">
      <style:text-properties officeooo:rsid="001fc78f" officeooo:paragraph-rsid="001fc78f"/>
    </style:style>
    <style:style style:name="P17" style:family="paragraph" style:parent-style-name="Standard">
      <style:paragraph-properties fo:margin-left="0cm" fo:margin-right="0cm" fo:text-indent="0cm" style:auto-text-indent="false"/>
      <style:text-properties fo:color="#0066b3" style:font-name="Liberation Sans" fo:font-size="12pt" officeooo:rsid="003168fa" officeooo:paragraph-rsid="003168fa" style:font-size-asian="12pt" style:font-size-complex="12pt"/>
    </style:style>
    <style:style style:name="P18" style:family="paragraph" style:parent-style-name="Standard">
      <style:paragraph-properties fo:margin-left="0cm" fo:margin-right="0cm" fo:text-indent="0cm" style:auto-text-indent="false">
        <style:tab-stops>
          <style:tab-stop style:position="0.609cm"/>
        </style:tab-stops>
      </style:paragraph-properties>
      <style:text-properties officeooo:rsid="003bf38a" officeooo:paragraph-rsid="002b8fe1"/>
    </style:style>
    <style:style style:name="P19" style:family="paragraph" style:parent-style-name="Standard">
      <style:paragraph-properties fo:margin-left="0cm" fo:margin-right="0cm" fo:text-indent="0cm" style:auto-text-indent="false"/>
      <style:text-properties officeooo:rsid="001fc78f" officeooo:paragraph-rsid="002b8fe1"/>
    </style:style>
    <style:style style:name="P20"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rsid="004e6540" officeooo:paragraph-rsid="004e6540"/>
    </style:style>
    <style:style style:name="P21"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rsid="002b8fe1" officeooo:paragraph-rsid="002b8fe1"/>
    </style:style>
    <style:style style:name="P22"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rsid="001fc78f" officeooo:paragraph-rsid="005110d4"/>
    </style:style>
    <style:style style:name="P23"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rsid="001fc78f" officeooo:paragraph-rsid="002b8fe1"/>
    </style:style>
    <style:style style:name="P24" style:family="paragraph" style:parent-style-name="Standard" style:master-page-name="">
      <loext:graphic-properties draw:fill="none"/>
      <style:paragraph-properties fo:margin-left="1cm" fo:margin-right="0cm" fo:text-indent="0cm" style:auto-text-indent="false" style:page-number="auto" fo:background-color="transparent"/>
      <style:text-properties fo:color="#0000cc" style:font-name="Liberation Sans" fo:font-size="12pt" style:font-size-asian="12pt" style:font-size-complex="12pt"/>
    </style:style>
    <style:style style:name="P25" style:family="paragraph" style:parent-style-name="Standard" style:master-page-name="">
      <loext:graphic-properties draw:fill="none"/>
      <style:paragraph-properties fo:margin-left="1cm" fo:margin-right="0cm" fo:text-indent="0cm" style:auto-text-indent="false" style:page-number="auto" fo:background-color="transparent"/>
      <style:text-properties fo:color="#0000cc" style:font-name="Liberation Mono"/>
    </style:style>
    <style:style style:name="P26" style:family="paragraph" style:parent-style-name="Standard">
      <loext:graphic-properties draw:fill="none"/>
      <style:paragraph-properties fo:margin-left="1cm" fo:margin-right="0cm" fo:text-indent="0cm" style:auto-text-indent="false" fo:background-color="transparent"/>
      <style:text-properties officeooo:rsid="004e6540" officeooo:paragraph-rsid="004e6540"/>
    </style:style>
    <style:style style:name="P27" style:family="paragraph" style:parent-style-name="Standard">
      <loext:graphic-properties draw:fill="none"/>
      <style:paragraph-properties fo:margin-left="1cm" fo:margin-right="0cm" fo:text-indent="0cm" style:auto-text-indent="false" fo:background-color="transparent"/>
      <style:text-properties officeooo:rsid="001fc78f" officeooo:paragraph-rsid="002b8fe1"/>
    </style:style>
    <style:style style:name="P28" style:family="paragraph" style:parent-style-name="Standard">
      <loext:graphic-properties draw:fill="none"/>
      <style:paragraph-properties fo:margin-left="1cm" fo:margin-right="0cm" fo:text-indent="0cm" style:auto-text-indent="false" fo:background-color="transparent"/>
      <style:text-properties officeooo:rsid="001fc78f" officeooo:paragraph-rsid="005110d4"/>
    </style:style>
    <style:style style:name="P29" style:family="paragraph" style:parent-style-name="Standard">
      <loext:graphic-properties draw:fill="none"/>
      <style:paragraph-properties fo:margin-left="1cm" fo:margin-right="0cm" fo:text-indent="0cm" style:auto-text-indent="false" fo:background-color="transparent"/>
      <style:text-properties officeooo:rsid="001fc78f" officeooo:paragraph-rsid="002d2aa7"/>
    </style:style>
    <style:style style:name="P30" style:family="paragraph" style:parent-style-name="Standard">
      <loext:graphic-properties draw:fill="none"/>
      <style:paragraph-properties fo:margin-left="1cm" fo:margin-right="0cm" fo:text-indent="0cm" style:auto-text-indent="false" fo:background-color="transparent"/>
      <style:text-properties officeooo:rsid="002d2aa7" officeooo:paragraph-rsid="002d2aa7"/>
    </style:style>
    <style:style style:name="P31" style:family="paragraph" style:parent-style-name="Standard">
      <loext:graphic-properties draw:fill="none"/>
      <style:paragraph-properties fo:margin-left="1cm" fo:margin-right="0cm" fo:text-indent="0cm" style:auto-text-indent="false" fo:background-color="transparent"/>
      <style:text-properties officeooo:rsid="002d2aa7" officeooo:paragraph-rsid="00443c1b"/>
    </style:style>
    <style:style style:name="P32" style:family="paragraph" style:parent-style-name="Standard">
      <loext:graphic-properties draw:fill="none"/>
      <style:paragraph-properties fo:margin-left="1cm" fo:margin-right="0cm" fo:text-indent="0cm" style:auto-text-indent="false" fo:background-color="transparent"/>
      <style:text-properties officeooo:rsid="002d2aa7" officeooo:paragraph-rsid="002b8fe1"/>
    </style:style>
    <style:style style:name="P33" style:family="paragraph" style:parent-style-name="Standard">
      <loext:graphic-properties draw:fill="none"/>
      <style:paragraph-properties fo:margin-left="1cm" fo:margin-right="0cm" fo:text-indent="0cm" style:auto-text-indent="false" fo:background-color="transparent"/>
      <style:text-properties officeooo:rsid="002b8fe1" officeooo:paragraph-rsid="00443c1b"/>
    </style:style>
    <style:style style:name="P34" style:family="paragraph" style:parent-style-name="Standard">
      <loext:graphic-properties draw:fill="none"/>
      <style:paragraph-properties fo:margin-left="1cm" fo:margin-right="0cm" fo:text-indent="0cm" style:auto-text-indent="false" fo:background-color="transparent"/>
      <style:text-properties officeooo:rsid="002b8fe1" officeooo:paragraph-rsid="002d2aa7"/>
    </style:style>
    <style:style style:name="P35" style:family="paragraph" style:parent-style-name="Standard">
      <loext:graphic-properties draw:fill="none"/>
      <style:paragraph-properties fo:margin-left="1cm" fo:margin-right="0cm" fo:text-indent="0cm" style:auto-text-indent="false" fo:background-color="transparent"/>
      <style:text-properties officeooo:rsid="002b8fe1" officeooo:paragraph-rsid="002b8fe1"/>
    </style:style>
    <style:style style:name="P36" style:family="paragraph" style:parent-style-name="Standard">
      <loext:graphic-properties draw:fill="none"/>
      <style:paragraph-properties fo:margin-left="1cm" fo:margin-right="0cm" fo:text-indent="0cm" style:auto-text-indent="false" fo:background-color="transparent"/>
      <style:text-properties officeooo:rsid="00544ef7" officeooo:paragraph-rsid="00544ef7"/>
    </style:style>
    <style:style style:name="P37" style:family="paragraph" style:parent-style-name="Standard">
      <loext:graphic-properties draw:fill="none"/>
      <style:paragraph-properties fo:margin-left="1cm" fo:margin-right="0cm" fo:text-indent="0cm" style:auto-text-indent="false" fo:background-color="transparent"/>
      <style:text-properties fo:color="#0000cc" style:font-name="Liberation Sans" officeooo:rsid="0059a99c" officeooo:paragraph-rsid="0059a99c"/>
    </style:style>
    <style:style style:name="P38" style:family="paragraph" style:parent-style-name="Standard">
      <loext:graphic-properties draw:fill="none"/>
      <style:paragraph-properties fo:margin-left="1cm" fo:margin-right="0cm" fo:text-indent="0cm" style:auto-text-indent="false" fo:background-color="transparent"/>
      <style:text-properties fo:color="#0000cc" style:font-name="Liberation Sans" fo:font-size="12pt" officeooo:paragraph-rsid="004e5772" style:font-size-asian="12pt" style:font-size-complex="12pt"/>
    </style:style>
    <style:style style:name="P39" style:family="paragraph" style:parent-style-name="Standard">
      <loext:graphic-properties draw:fill="none"/>
      <style:paragraph-properties fo:margin-left="1cm" fo:margin-right="0cm" fo:text-indent="0cm" style:auto-text-indent="false" fo:background-color="transparent"/>
      <style:text-properties fo:color="#0000cc" style:font-name="Liberation Sans" fo:font-size="12pt" style:font-size-asian="12pt" style:font-size-complex="12pt"/>
    </style:style>
    <style:style style:name="P40" style:family="paragraph" style:parent-style-name="Standard">
      <loext:graphic-properties draw:fill="none"/>
      <style:paragraph-properties fo:margin-left="1cm" fo:margin-right="0cm" fo:text-indent="0cm" style:auto-text-indent="false" fo:background-color="transparent"/>
      <style:text-properties fo:color="#0000cc" style:font-name="Liberation Mono"/>
    </style:style>
    <style:style style:name="P41" style:family="paragraph" style:parent-style-name="Standard">
      <loext:graphic-properties draw:fill="none"/>
      <style:paragraph-properties fo:margin-left="1cm" fo:margin-right="0cm" fo:text-indent="0cm" style:auto-text-indent="false" fo:background-color="transparent"/>
      <style:text-properties fo:color="#0000cc" style:font-name="Liberation Mono" officeooo:rsid="003bd8fd" officeooo:paragraph-rsid="003bd8fd"/>
    </style:style>
    <style:style style:name="P42" style:family="paragraph" style:parent-style-name="Standard">
      <loext:graphic-properties draw:fill="none"/>
      <style:paragraph-properties fo:margin-left="1cm" fo:margin-right="0cm" fo:text-indent="0cm" style:auto-text-indent="false" fo:background-color="transparent"/>
      <style:text-properties fo:color="#0000cc" style:font-name="Liberation Mono" officeooo:rsid="003bd8fd" officeooo:paragraph-rsid="0059f756"/>
    </style:style>
    <style:style style:name="P43" style:family="paragraph" style:parent-style-name="Standard">
      <loext:graphic-properties draw:fill="none"/>
      <style:paragraph-properties fo:margin-left="1cm" fo:margin-right="0cm" fo:text-indent="0cm" style:auto-text-indent="false" fo:background-color="transparent"/>
      <style:text-properties officeooo:paragraph-rsid="004e5772"/>
    </style:style>
    <style:style style:name="P44" style:family="paragraph" style:parent-style-name="Standard">
      <style:paragraph-properties fo:margin-left="1.251cm" fo:margin-right="0cm" fo:text-indent="0cm" style:auto-text-indent="false"/>
      <style:text-properties officeooo:rsid="004c5f38" officeooo:paragraph-rsid="004c5f38"/>
    </style:style>
    <style:style style:name="P45" style:family="paragraph" style:parent-style-name="Standard">
      <style:paragraph-properties fo:margin-left="1.251cm" fo:margin-right="0cm" fo:text-indent="0cm" style:auto-text-indent="false"/>
      <style:text-properties officeooo:rsid="00230213" officeooo:paragraph-rsid="00230213"/>
    </style:style>
    <style:style style:name="P46" style:family="paragraph" style:parent-style-name="Standard">
      <loext:graphic-properties draw:fill="none"/>
      <style:paragraph-properties fo:margin-left="1cm" fo:margin-right="0cm" fo:text-indent="0cm" style:auto-text-indent="false" fo:background-color="transparent"/>
      <style:text-properties officeooo:paragraph-rsid="003bd8fd"/>
    </style:style>
    <style:style style:name="P47" style:family="paragraph" style:parent-style-name="Standard">
      <loext:graphic-properties draw:fill="none"/>
      <style:paragraph-properties fo:margin-left="1cm" fo:margin-right="0cm" fo:text-indent="0cm" style:auto-text-indent="false" fo:background-color="transparent"/>
      <style:text-properties officeooo:paragraph-rsid="0059a99c"/>
    </style:style>
    <style:style style:name="P48" style:family="paragraph" style:parent-style-name="Standard">
      <loext:graphic-properties draw:fill="none"/>
      <style:paragraph-properties fo:margin-left="1cm" fo:margin-right="0cm" fo:text-indent="0cm" style:auto-text-indent="false" fo:background-color="transparent"/>
      <style:text-properties officeooo:paragraph-rsid="003168fa"/>
    </style:style>
    <style:style style:name="P49" style:family="paragraph" style:parent-style-name="Standard">
      <loext:graphic-properties draw:fill="none"/>
      <style:paragraph-properties fo:margin-left="1.199cm" fo:margin-right="0cm" fo:text-indent="0cm" style:auto-text-indent="false" fo:background-color="transparent"/>
      <style:text-properties officeooo:rsid="003168fa" officeooo:paragraph-rsid="003168fa"/>
    </style:style>
    <style:style style:name="P50" style:family="paragraph" style:parent-style-name="Text_20_body">
      <style:text-properties fo:color="#0000cc"/>
    </style:style>
    <style:style style:name="P51" style:family="paragraph" style:parent-style-name="Heading_20_2">
      <style:text-properties officeooo:paragraph-rsid="003c3158"/>
    </style:style>
    <style:style style:name="P52" style:family="paragraph" style:parent-style-name="Heading_20_1">
      <style:text-properties officeooo:paragraph-rsid="00492e7d"/>
    </style:style>
    <style:style style:name="P53" style:family="paragraph" style:parent-style-name="Heading_20_3">
      <style:text-properties officeooo:paragraph-rsid="0023e26d"/>
    </style:style>
    <style:style style:name="P54" style:family="paragraph" style:parent-style-name="Heading_20_3">
      <style:text-properties officeooo:rsid="0025cbb6" officeooo:paragraph-rsid="003bf38a"/>
    </style:style>
    <style:style style:name="P55" style:family="paragraph" style:parent-style-name="Heading_20_3">
      <style:text-properties officeooo:paragraph-rsid="003d6f30"/>
    </style:style>
    <style:style style:name="P56" style:family="paragraph" style:parent-style-name="Heading_20_3">
      <style:text-properties officeooo:paragraph-rsid="003bd8fd"/>
    </style:style>
    <style:style style:name="T1" style:family="text">
      <style:text-properties officeooo:rsid="0057aeb2"/>
    </style:style>
    <style:style style:name="T2" style:family="text">
      <style:text-properties officeooo:rsid="004e5772"/>
    </style:style>
    <style:style style:name="T3" style:family="text">
      <style:text-properties officeooo:rsid="0023e26d"/>
    </style:style>
    <style:style style:name="T4" style:family="text">
      <style:text-properties fo:font-weight="normal" style:font-weight-asian="normal" style:font-weight-complex="normal"/>
    </style:style>
    <style:style style:name="T5" style:family="text">
      <style:text-properties fo:font-weight="normal" officeooo:rsid="0045a2ca" style:font-weight-asian="normal" style:font-weight-complex="normal"/>
    </style:style>
    <style:style style:name="T6" style:family="text">
      <style:text-properties fo:font-weight="normal" officeooo:rsid="0046d9d9" style:font-weight-asian="normal" style:font-weight-complex="normal"/>
    </style:style>
    <style:style style:name="T7" style:family="text">
      <style:text-properties officeooo:rsid="0025cbb6"/>
    </style:style>
    <style:style style:name="T8" style:family="text">
      <style:text-properties officeooo:rsid="002b8fe1"/>
    </style:style>
    <style:style style:name="T9" style:family="text">
      <style:text-properties officeooo:rsid="002d2aa7"/>
    </style:style>
    <style:style style:name="T10" style:family="text">
      <style:text-properties officeooo:rsid="003168fa"/>
    </style:style>
    <style:style style:name="T11" style:family="text">
      <style:text-properties officeooo:rsid="003347e9"/>
    </style:style>
    <style:style style:name="T12" style:family="text">
      <style:text-properties fo:font-style="italic" style:font-style-asian="italic" style:font-style-complex="italic"/>
    </style:style>
    <style:style style:name="T13" style:family="text">
      <style:text-properties fo:font-style="italic" officeooo:rsid="002d2aa7" style:font-style-asian="italic" style:font-style-complex="italic"/>
    </style:style>
    <style:style style:name="T14" style:family="text">
      <style:text-properties fo:font-style="italic" officeooo:rsid="002b8fe1" style:font-style-asian="italic" style:font-style-complex="italic"/>
    </style:style>
    <style:style style:name="T15" style:family="text">
      <style:text-properties fo:font-style="italic" officeooo:rsid="002ecb1c" style:font-style-asian="italic" style:font-style-complex="italic"/>
    </style:style>
    <style:style style:name="T16" style:family="text">
      <style:text-properties fo:font-style="italic" officeooo:rsid="003347e9" style:font-style-asian="italic" style:font-style-complex="italic"/>
    </style:style>
    <style:style style:name="T17" style:family="text">
      <style:text-properties fo:font-style="italic" officeooo:rsid="00359c59" style:font-style-asian="italic" style:font-style-complex="italic"/>
    </style:style>
    <style:style style:name="T18" style:family="text">
      <style:text-properties fo:font-style="italic" officeooo:rsid="005110d4" style:font-style-asian="italic" style:font-style-complex="italic"/>
    </style:style>
    <style:style style:name="T19" style:family="text">
      <style:text-properties fo:font-style="italic" officeooo:rsid="00525032" style:font-style-asian="italic" style:font-style-complex="italic"/>
    </style:style>
    <style:style style:name="T20" style:family="text">
      <style:text-properties officeooo:rsid="003bd8fd"/>
    </style:style>
    <style:style style:name="T21" style:family="text">
      <style:text-properties style:font-name="FreeSans"/>
    </style:style>
    <style:style style:name="T22" style:family="text">
      <style:text-properties style:font-name="FreeSans" officeooo:rsid="003bf38a"/>
    </style:style>
    <style:style style:name="T23" style:family="text">
      <style:text-properties style:font-name="FreeSans" officeooo:rsid="003347e9"/>
    </style:style>
    <style:style style:name="T24" style:family="text">
      <style:text-properties style:font-name="FreeSans" officeooo:rsid="004a61bf"/>
    </style:style>
    <style:style style:name="T25" style:family="text">
      <style:text-properties style:font-name="FreeSans" officeooo:rsid="00540e78"/>
    </style:style>
    <style:style style:name="T26" style:family="text">
      <style:text-properties style:font-name="FreeSans" officeooo:rsid="003c3158"/>
    </style:style>
    <style:style style:name="T27" style:family="text">
      <style:text-properties style:font-name="FreeSans" officeooo:rsid="00544ef7"/>
    </style:style>
    <style:style style:name="T28" style:family="text">
      <style:text-properties style:font-name="FreeSans" officeooo:rsid="0055dff1"/>
    </style:style>
    <style:style style:name="T29" style:family="text">
      <style:text-properties officeooo:rsid="003d6f30"/>
    </style:style>
    <style:style style:name="T30" style:family="text">
      <style:text-properties officeooo:rsid="00443c1b"/>
    </style:style>
    <style:style style:name="T31" style:family="text">
      <style:text-properties officeooo:rsid="004a61bf"/>
    </style:style>
    <style:style style:name="T32" style:family="text">
      <style:text-properties officeooo:rsid="005110d4"/>
    </style:style>
    <style:style style:name="T33" style:family="text">
      <style:text-properties officeooo:rsid="00525032"/>
    </style:style>
    <style:style style:name="T34" style:family="text">
      <style:text-properties officeooo:rsid="00540e78"/>
    </style:style>
    <style:style style:name="T35" style:family="text">
      <style:text-properties officeooo:rsid="00544ef7"/>
    </style:style>
    <style:style style:name="T36" style:family="text">
      <style:text-properties fo:font-style="normal" style:font-style-asian="normal" style:font-style-complex="normal"/>
    </style:style>
    <style:style style:name="T37" style:family="text">
      <style:text-properties style:font-name="Liberation Sans"/>
    </style:style>
    <style:style style:name="T38" style:family="text">
      <style:text-properties style:font-name="Liberation Sans" officeooo:rsid="00540e78"/>
    </style:style>
    <style:style style:name="T39" style:family="text">
      <style:text-properties style:font-name="Liberation Sans" officeooo:rsid="0059a99c"/>
    </style:style>
    <style:style style:name="T40" style:family="text">
      <style:text-properties fo:color="#0000cc"/>
    </style:style>
    <style:style style:name="T41" style:family="text">
      <style:text-properties fo:color="#0000cc" style:font-name="Liberation Sans"/>
    </style:style>
    <style:style style:name="T42" style:family="text">
      <style:text-properties fo:color="#0000cc" style:font-name="Liberation Sans" fo:font-size="12pt" style:font-size-asian="12pt" style:font-size-complex="12pt"/>
    </style:style>
    <style:style style:name="T43" style:family="text">
      <style:text-properties fo:color="#0000cc" style:font-name="Liberation Sans" fo:font-size="12pt" officeooo:rsid="003168fa" style:font-size-asian="12pt" style:font-size-complex="12pt"/>
    </style:style>
    <style:style style:name="T44" style:family="text">
      <style:text-properties fo:color="#0000cc" style:font-name="Liberation Sans" fo:font-size="12pt" officeooo:rsid="0057aeb2" style:font-size-asian="12pt" style:font-size-complex="12pt"/>
    </style:style>
    <style:style style:name="T45" style:family="text">
      <style:text-properties fo:color="#0000cc" style:font-name="Liberation Sans" officeooo:rsid="0059a99c"/>
    </style:style>
    <style:style style:name="T46" style:family="text">
      <style:text-properties fo:color="#0000cc" style:font-name="Liberation Sans" fo:font-weight="normal" style:font-weight-asian="normal" style:font-weight-complex="normal"/>
    </style:style>
    <style:style style:name="T47" style:family="text">
      <style:text-properties fo:color="#0000cc" style:font-name="Liberation Sans" fo:font-weight="normal" officeooo:rsid="003168fa" style:font-weight-asian="normal" style:font-weight-complex="normal"/>
    </style:style>
    <style:style style:name="T48" style:family="text">
      <style:text-properties fo:color="#0000cc" style:font-name="Liberation Mono"/>
    </style:style>
    <style:style style:name="T49" style:family="text">
      <style:text-properties fo:color="#0000cc" style:font-name="Liberation Mono" officeooo:rsid="00525032"/>
    </style:style>
    <style:style style:name="T50" style:family="text">
      <style:text-properties fo:color="#0000cc" style:font-name="Liberation Mono" officeooo:rsid="003bd8fd"/>
    </style:style>
    <style:style style:name="T51" style:family="text">
      <style:text-properties fo:color="#0000cc" officeooo:rsid="00540e78"/>
    </style:style>
    <style:style style:name="T52" style:family="text">
      <style:text-properties officeooo:rsid="0059f756"/>
    </style:style>
    <style:style style:name="T53" style:family="text">
      <style:text-properties officeooo:rsid="005a49d0"/>
    </style:style>
    <style:style style:name="T54" style:family="text">
      <style:text-properties fo:color="#0066b3"/>
    </style:style>
    <style:style style:name="T55" style:family="text">
      <style:text-properties fo:color="#0066b3" officeooo:rsid="00540e7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12">Dokumentation:</text:p>
      <text:p text:style-name="P12"/>
      <text:p text:style-name="P20"><text:a xlink:type="simple" xlink:href="https://www.debian.org/doc/manuals/maint-guide/index.de.html" text:style-name="Internet_20_link" text:visited-style-name="Visited_20_Internet_20_Link">https://www.debian.org/doc/manuals/maint-guide/index.de.html</text:a></text:p>
      <text:p text:style-name="P26"><text:a xlink:type="simple" xlink:href="https://www.debian.org/doc/manuals/debian-reference/ch02.de.html" text:style-name="Internet_20_link" text:visited-style-name="Visited_20_Internet_20_Link">https://www.debian.org/doc/manuals/debian-reference/ch02.de.html</text:a></text:p>
      <text:p text:style-name="P26"><text:a xlink:type="simple" xlink:href="https://www.debian.org/doc/manuals/maint-guide/index.de.html" text:style-name="Internet_20_link" text:visited-style-name="Visited_20_Internet_20_Link">https://www.debian.org/doc/manuals/maint-guide/index.de.html</text:a></text:p>
      <text:p text:style-name="P26"/>
      <text:h text:style-name="P52" text:outline-level="1">Erforderliche Programme</text:h>
      <text:p text:style-name="P8"><text:span text:style-name="Strong_20_Emphasis"><text:span text:style-name="T4">Build-essential</text:span></text:span></text:p>
      <text:p text:style-name="P8"><text:span text:style-name="Strong_20_Emphasis"><text:span text:style-name="T4">debhelper</text:span></text:span></text:p>
      <text:p text:style-name="P8"><text:span text:style-name="Strong_20_Emphasis"><text:span text:style-name="T4">dh-make<text:tab/></text:span></text:span><text:span text:style-name="Strong_20_Emphasis"><text:span text:style-name="T5">nicht in Ubuntu 18.10</text:span></text:span></text:p>
      <text:p text:style-name="P8"><text:span text:style-name="Strong_20_Emphasis"><text:span text:style-name="T4">quilt<text:tab/></text:span></text:span><text:span text:style-name="Strong_20_Emphasis"><text:span text:style-name="T6">nur für patches</text:span></text:span></text:p>
      <text:p text:style-name="P8"><text:span text:style-name="Strong_20_Emphasis"><text:span text:style-name="T4">fakeroot</text:span></text:span></text:p>
      <text:p text:style-name="P8"><text:span text:style-name="Strong_20_Emphasis"><text:span text:style-name="T4">lintian</text:span></text:span></text:p>
      <text:p text:style-name="P9"/>
      <text:p text:style-name="P10">sudo apt-get install build-essential debhelper dh-make quilt fakeroot lintian</text:p>
      <text:p text:style-name="P10"/>
      <text:h text:style-name="Heading_20_1" text:outline-level="1">Einrichten der Ordnerstruktur</text:h>
      <text:p text:style-name="P7">Die Ordnerstruktur bildet alle Verzeichnisse ab, in welche wir Dateien installieren wollen. <text:span text:style-name="T29">Das Build-Verzeichnis (app) darf einen beliebigen Namen haben muss aber in der Struktur <text:s/>verpflichtend beibehalten werden.</text:span></text:p>
      <text:p text:style-name="P11"/>
      <text:p text:style-name="P18"><text:tab/><text:span text:style-name="T33">imarca</text:span></text:p>
      <text:p text:style-name="P21">|</text:p>
      <text:p text:style-name="P27">| - usr</text:p>
      <text:p text:style-name="P27">| <text:s text:c="6"/><text:span text:style-name="T8">| - bin - </text:span><text:span text:style-name="T17">das p</text:span><text:span text:style-name="T14">rogram</text:span><text:span text:style-name="T17">m „</text:span><text:span text:style-name="T19">imarca“</text:span></text:p>
      <text:p text:style-name="P30">| <text:s text:c="6"/>| - <text:span text:style-name="T30">lib</text:span></text:p>
      <text:p text:style-name="P31">| <text:s text:c="6"/>| <text:s text:c="4"/><text:span text:style-name="T30">| - private shared libs</text:span></text:p>
      <text:p text:style-name="P31">| <text:s text:c="6"/>|</text:p>
      <text:p text:style-name="P33">| <text:s text:c="6"/>| - lib - <text:span text:style-name="T33">imarca</text:span></text:p>
      <text:p text:style-name="P21">| <text:s text:c="6"/><text:span text:style-name="T9">|</text:span> <text:s text:c="14"/><text:span text:style-name="T9">|</text:span> - <text:span text:style-name="T9">plugins - alle Plugins (als shared libraries)</text:span></text:p>
      <text:p text:style-name="P34">| <text:s text:c="6"/><text:span text:style-name="T9">|</text:span> <text:s text:c="14"/><text:span text:style-name="T9">|</text:span> - </text:p>
      <text:p text:style-name="P35">| <text:s text:c="6"/><text:span text:style-name="T9">|</text:span></text:p>
      <text:p text:style-name="P27">| <text:s text:c="6"/><text:span text:style-name="T9">| - </text:span>share</text:p>
      <text:p text:style-name="P29">| <text:s text:c="18"/><text:span text:style-name="T9">|</text:span> - <text:span text:style-name="T9">applications - </text:span><text:span text:style-name="T19">imarca</text:span><text:span text:style-name="T13">.desktop</text:span></text:p>
      <text:p text:style-name="P30">| <text:s text:c="18"/>| - doc - <text:span text:style-name="T33">imarca</text:span></text:p>
      <text:p text:style-name="P30">| <text:s text:c="18"/>| - menu - <text:span text:style-name="T16">die Menü-Datei</text:span></text:p>
      <text:p text:style-name="P30">| <text:s text:c="18"/>| - pixmaps -<text:span text:style-name="T12"> </text:span><text:span text:style-name="T16">das Programmsymbol</text:span></text:p>
      <text:p text:style-name="P32">|</text:p>
      <text:p text:style-name="P22">| - <text:span text:style-name="T32">va</text:span>r</text:p>
      <text:p text:style-name="P28">| <text:s text:c="6"/><text:span text:style-name="T8">| - lib</text:span></text:p>
      <text:p text:style-name="P28"><text:span text:style-name="T8">| <text:s text:c="12"/>| - imarca - <text:s/></text:span><text:span text:style-name="T15">Hilfe, Übersetzungen </text:span><text:span text:style-name="T19">von kbvCore</text:span><text:span text:style-name="T18"> und statischer plugins</text:span></text:p>
      <text:p text:style-name="P28">|</text:p>
      <text:p text:style-name="P23">| - <text:s/>DEBIAN – <text:span text:style-name="T15">Steuerdateien</text:span></text:p>
      <text:p text:style-name="P36"><text:span text:style-name="T15">| - </text:span><text:span text:style-name="T36">Build scripts</text:span></text:p>
      <text:p text:style-name="P19"/>
      <text:p text:style-name="P19"/>
      <text:p text:style-name="P19"/>
      <text:p text:style-name="P19"/>
      <text:h text:style-name="Heading_20_1" text:outline-level="1"><text:soft-page-break/>Eigene shared library packen und installieren</text:h>
      <text:p text:style-name="Text_20_body">Wir istallieren eine eigene Lib libKbvExiv, welche als Wrapper zur libExiv2 fungiert. Dabei muss der richtige soname verwendet werden. Im Verzeichnis kbvExiv entstehen bei der Kompilierung eine Bibliotheksdatei und drei Symlinks. Aus der Bibliotheksdatei libKbvExiv.so.0.1.0 lesen wir den soname aus:</text:p>
      <text:p text:style-name="Text_20_body"><text:span text:style-name="Source_20_Text"><text:tab/>readelf -d libKbvExiv.so.0.1.0 | grep SONAME</text:span></text:p>
      <text:p text:style-name="Text_20_body">ergibt</text:p>
      <text:p text:style-name="Text_20_body">soname der Bibliothek: [libKbvExiv.so.0]</text:p>
      <text:p text:style-name="Text_20_body">Die Bilbliotheksdatei und den soname verwenden wir im Paket.</text:p>
      <text:h text:style-name="Heading_20_1" text:outline-level="1">Die Steuerung der Erstellung</text:h>
      <text:p text:style-name="Text_20_body">Als nächstes erstellen wir in unserem Verzeichnis noch einen Ordner "DEBIAN". In diesen Ordner kommen alle Dateien hinein, die das Erstellen des Deb-Pakets steuern:</text:p>
      <text:p text:style-name="Text_20_body"><text:span text:style-name="Source_20_Text"><text:span text:style-name="T3">c</text:span></text:span><text:span text:style-name="T3">ontrol – copyright – changelog – rules - files</text:span></text:p>
      <text:p text:style-name="Text_20_body"><text:span text:style-name="T33">imarca</text:span>.install – <text:span text:style-name="T33">imarca</text:span>.docs</text:p>
      <text:p text:style-name="Text_20_body">Weiteres unter: <text:a xlink:type="simple" xlink:href="https://www.debian.org/doc/manuals/maint-guide/dreq.de.html" text:style-name="Internet_20_link" text:visited-style-name="Visited_20_Internet_20_Link">debian</text:a></text:p>
      <text:p text:style-name="Text_20_body">Beim Paketbau wird im Verzeichnis DEBIAN <text:s/>das <text:span text:style-name="T33">V</text:span>erzeichnis <text:span text:style-name="T19">imarca</text:span> angelegt. Wenn der Bau beendet ist, können wir dieses löschen.</text:p>
      <text:h text:style-name="P53" text:outline-level="3">Die 'control' Datei</text:h>
      <text:p text:style-name="Text_20_body">Im Ordner "DEBIAN" müssen wir zumindest eine Datei mit dem Namen "control" erstellen, in der wir die wichtigsten Informationen zu unserem Paket angeben. Weiter können wir hier auch angeben von welchen Paketen unseres abhängig ist, so dass der Paketmanager diese gleich mit installieren kann.</text:p>
      <text:p text:style-name="P44"><text:span text:style-name="T41">Source: imarca</text:span></text:p>
      <text:p text:style-name="P14">Section: graphics</text:p>
      <text:p text:style-name="P14">Priority: optional</text:p>
      <text:p text:style-name="P14">Maintainer: Gerd &lt;lehmgrube@7fun.de&gt;</text:p>
      <text:p text:style-name="P14">Build-Depends: debhelper (&gt;=9), qt5-qmake (&gt;= 5.5.1), qtbase5-dev (&gt;= 5.5.1), qttools5-dev (&gt;=5.5.1) </text:p>
      <text:p text:style-name="P14">Standards-Version: 3.9.2</text:p>
      <text:p text:style-name="P14">#Homepage: &lt;insert the upstream URL, if relevant&gt;</text:p>
      <text:p text:style-name="P14">#Vcs-Git: git://git.debian.org/collab-maint/imarca.git</text:p>
      <text:p text:style-name="P14">#Vcs-Browser: http://git.debian.org/?p=collab-maint/imarca.git;a=summary</text:p>
      <text:p text:style-name="P14"/>
      <text:p text:style-name="P14">Package: imarca</text:p>
      <text:p text:style-name="P14">Architecture: any</text:p>
      <text:p text:style-name="P14">Depends: ${shlibs:Depends}, ${misc:Depends}, libqt5core5a (&gt;= 5.2.1), libqt5gui5 (&gt;= 5.2.1), libqt5sql5 (&gt;= 5.2.1), libqt5sql5-sqlite (&gt;= 5.2.1), libqt5help5 (&gt;= 5.2.1), libqt5dbus5 (&gt;= 5.2.1), libqt5widgets5 (&gt;= 5.2.1), libqt5printsupport5 (&gt;= 5.2.1), libc6 (&gt;= 2.14), libstdc++6 (&gt;= 5.2), libjpeg8 (&gt;= 8c), libpng16-16 (&gt;=1.6.10), libexiv2-14 (&gt;= 0.25)</text:p>
      <text:p text:style-name="P14">Description: Image management with database support.</text:p>
      <text:p text:style-name="P14"><text:s/>Imarca is an image management application with database support.</text:p>
      <text:p text:style-name="P14"><text:soft-page-break/><text:s/>Features:</text:p>
      <text:p text:style-name="P14"><text:s text:c="2"/>- Unlimited collections/databases</text:p>
      <text:p text:style-name="P14"><text:s text:c="2"/>- Create image collections</text:p>
      <text:p text:style-name="P14"><text:s text:c="2"/>- Open, import or export image collections</text:p>
      <text:p text:style-name="P14"><text:s text:c="2"/>- Create image albums</text:p>
      <text:p text:style-name="P14"><text:s text:c="2"/>- Search by keywords, paths or date</text:p>
      <text:p text:style-name="P14"><text:s text:c="2"/>- Add, remove and rename images</text:p>
      <text:p text:style-name="P14"><text:s text:c="2"/>- Exchange images between databases</text:p>
      <text:p text:style-name="P14"><text:s text:c="2"/>- Tag images by keywords</text:p>
      <text:p text:style-name="P14"><text:s text:c="2"/>- Tag images by date</text:p>
      <text:p text:style-name="P14"><text:s text:c="2"/>- Add descriptions</text:p>
      <text:p text:style-name="P14"><text:s text:c="2"/>- Check collection integrity (by csv file)</text:p>
      <text:p text:style-name="P14"><text:s text:c="2"/>- Copy files from collection to upload dir (by csv file)</text:p>
      <text:p text:style-name="P14"><text:s text:c="2"/>- Move files from download dir to collection (by ecsv file)</text:p>
      <text:p text:style-name="P14"><text:s text:c="2"/>- Show and edit image meta data exif, iptc, xmp</text:p>
      <text:p text:style-name="P14"><text:s text:c="2"/>- Edit images</text:p>
      <text:p text:style-name="P14"><text:s text:c="2"/>- Slide show</text:p>
      <text:p text:style-name="P4"/>
      <text:p text:style-name="Text_20_body">Wie wir sehen besteht die Datei aus einer Auflistung von Feldnamen gefolgt von einem Wert oder Text dafür. In der folgenden Tabelle schauen wir uns einmal die verwendeten Felder etwas genauer an: </text:p>
      <text:p text:style-name="Text_20_body">Package:<text:line-break/>Der Name den das Paket haben soll. Er sollte möglichst noch nicht in Verwendung sein, da man über ihn auch das Paket im Paketmanager installieren kann. Weiter darf er auch keine Whitespaces (Leerzeichen etc.) oder Sonderzeichen enthalten.</text:p>
      <text:p text:style-name="Text_20_body">Version:<text:line-break/>Die Version des Pakets. Über die Version kann der Paketmanager auch erkennen ob eine eventuell schon installierte Version des Programmes neuer ist als die im Paket.</text:p>
      <text:p text:style-name="Text_20_body">Section:<text:line-break/>Gibt die Sektion an, zu der das Paket gehört. Zuerst geben wir die Kategorie 'main', 'contrib' oder 'non-free' gefolgt von einem Slash ('/') an. Wenn das Paket in die Kategorie 'main', dh. mit einer Open Source Lizenz lizenziert ist, dann können wir die Kategorie auch weglassen, da dann automatisch 'main' angenommen wird.<text:line-break/>Anschließen müssen wir noch die Sektion angeben, bei der es sehr viele Möglichkeiten gibt. Einige Beispiele sind 'admin', 'devel' (development), 'doc', 'editors', 'games', 'graphics', 'math', 'misc', 'science' oder 'utils'. Es gibt noch ein paar weitere, die wir auf der Debian Homepage finden.</text:p>
      <text:p text:style-name="Text_20_body">Priority:<text:line-break/>Hier geben wir an wie wichtig unser Paket für ein System bzw. seinen Anwender ist. Normalerweise werden wir hier 'extra' angeben.</text:p>
      <text:p text:style-name="Text_20_body">Architecture:<text:line-break/>Gibt die Prozessorarchitektur an, auf denen dieses Programm/Skript lauffähig ist. Mögliche Werte sind 'i386' für die meisten Heimcomputer die mit 32 Bit laufen, 'amd64' für 64-Bit Heimcomputer und 'all' für alle Computer (zb. für viele Skripte). Es gibt zwar auch noch andere Möglichkeiten, die aber nicht so relevant sind.</text:p>
      <text:p text:style-name="Text_20_body">Depends:<text:line-break/>Abhängigkeiten, dh. Programme bzw. eigentlich Pakete die unser Programm/Skript zur <text:soft-page-break/>Ausführung unbedingt braucht können wir hier angeben. Wir brauchen nur die Paketnamen getrennt durch Komma und Leerzeichen angeben.</text:p>
      <text:p text:style-name="Text_20_body">Installed-Size:<text:line-break/>Wie der Name schon sagt geben wir hier die Größe unseres installierten Paketes an. Die Angabe erfolgt in KB.</text:p>
      <text:p text:style-name="Text_20_body">Maintainer:<text:line-break/>Hier geben wir den bzw. die Namen der Programmierer/Ersteller des Pakets/Programms an. Meistens wird hier auch eine E-Mail-Adresse angegeben.</text:p>
      <text:p text:style-name="Text_20_body">Homepage:<text:line-break/>Dieser Punkt sollte wohl selbsterklärend sein. Am Besten sollte man unter dieser Adresse auch den Quellcode des Pakets erhalten.</text:p>
      <text:p text:style-name="Text_20_body">Description:<text:line-break/>In der gleichen Zeile wie "Description" eine kurze Beschreibung des Pakets und anschließend in der nächsten Zeile eingerückt die ausführliche Beschreibung.</text:p>
      <text:p text:style-name="Text_20_body">Zusätzlich zu den Feldern die wir jetzt verwendet haben gibt es natürlich auch noch ein paar weitere. Eine ausführlichere Beschreibung dieser und weiterer Felder und Werte gibt es (auf Englisch) auf der Debian Homepage (<text:a xlink:type="simple" xlink:href="http://www.debian.org/doc/debian-policy/ch-controlfields.html#s-binarycontrolfiles" text:style-name="Internet_20_link" text:visited-style-name="Visited_20_Internet_20_Link">http://www.debian.org/doc/debian-policy/ch-</text:a><text:a xlink:type="simple" xlink:href="http://www.debian.org/doc/debian-policy/ch-controlfields.html#s-binarycontrolfiles" text:style-name="Internet_20_link" text:visited-style-name="Visited_20_Internet_20_Link">controlfields.html#s-binarycontrolfiles</text:a>).</text:p>
      <text:h text:style-name="Heading_20_3" text:outline-level="3">Copyright</text:h>
      <text:p text:style-name="P16">Zusammengefasst sollte die Datei <text:span text:style-name="Source_20_Text">copyright</text:span> so aussehen: </text:p>
      <text:p text:style-name="P24">Format: http://dep.debian.net/deps/dep5</text:p>
      <text:p text:style-name="P39">Upstream-Name: imarca</text:p>
      <text:p text:style-name="P39">Source: lehmgrube@7fun.de</text:p>
      <text:p text:style-name="P39"/>
      <text:p text:style-name="P39">Files: *</text:p>
      <text:p text:style-name="P39">Copyright: 2018 gerd lehmgrube@7fun.de</text:p>
      <text:p text:style-name="P39">License: GPL-2+</text:p>
      <text:p text:style-name="P39"/>
      <text:p text:style-name="P39">License: GPL-2+</text:p>
      <text:p text:style-name="P39"><text:s/>This package is free software; you can redistribute it and/or modify</text:p>
      <text:p text:style-name="P39"><text:s/>it under the terms of the GNU General Public License as published by</text:p>
      <text:p text:style-name="P39"><text:s/>the Free Software Foundation; either version 2 of the License, or</text:p>
      <text:p text:style-name="P39"><text:s/>(at your option) any later version.</text:p>
      <text:p text:style-name="P39"><text:s/>.</text:p>
      <text:p text:style-name="P39"><text:s/>This package is distributed in the hope that it will be useful,</text:p>
      <text:p text:style-name="P39"><text:s/>but WITHOUT ANY WARRANTY; without even the implied warranty of</text:p>
      <text:p text:style-name="P39"><text:s/>MERCHANTABILITY or FITNESS FOR A PARTICULAR PURPOSE. <text:s/>See the</text:p>
      <text:p text:style-name="P39"><text:s/>GNU General Public License for more details.</text:p>
      <text:p text:style-name="P39"><text:s/>.</text:p>
      <text:p text:style-name="P39"><text:s/>You should have received a copy of the GNU General Public License</text:p>
      <text:p text:style-name="P39"><text:s/>along with this program. If not, see http://www.gnu.org/licenses/</text:p>
      <text:p text:style-name="P39"><text:s/>.</text:p>
      <text:p text:style-name="P39"><text:s/>On Debian systems, the complete text of the GNU General</text:p>
      <text:p text:style-name="P39"><text:s/>Public License version 2 can be found in "/usr/share/common-licenses/GPL-2".</text:p>
      <text:h text:style-name="Heading_20_3" text:outline-level="3"><text:soft-page-break/><text:span text:style-name="Source_20_Text"/></text:h>
      <text:h text:style-name="Heading_20_3" text:outline-level="3"><text:bookmark text:name="changelog"/><text:span text:style-name="Source_20_Text">changelog</text:span></text:h>
      <text:p text:style-name="P24">gentoo (0.9.12-1) unstable; urgency=low</text:p>
      <text:p text:style-name="P38"/>
      <text:p text:style-name="P43"><text:span text:style-name="T42"><text:s/>* Initial release (Closes: #</text:span><text:span text:style-name="Emphasis"><text:span text:style-name="Source_20_Text"><text:span text:style-name="T42">nnnn</text:span></text:span></text:span><text:span text:style-name="T42">) <text:s/>&lt;</text:span><text:span text:style-name="Emphasis"><text:span text:style-name="Source_20_Text"><text:span text:style-name="T42">nnnn</text:span></text:span></text:span><text:span text:style-name="T42"> ist die Fehlernummer Ihres ITP&gt;</text:span></text:p>
      <text:p text:style-name="P39"/>
      <text:p text:style-name="P39"><text:s/>-- Josip Rodin &lt;joy-mg@debian.org&gt; <text:s/>Mon, 22 Mar 2010 00:37:31 +0100</text:p>
      <text:p text:style-name="Standard"/>
      <text:p text:style-name="Text_20_body"><text:span text:style-name="T7">Hinweis:<text:line-break/></text:span>Es ist darauf zu achten, dass sich zwischen Email-Adresse und Datum exakt 2 Leerzeichen befinden. Die Mail-Adresse wird von den Zeichen "&lt;" und "&gt;" eingerahmt. </text:p>
      <text:h text:style-name="P55" text:outline-level="3"><text:span text:style-name="Source_20_Text"><text:span text:style-name="T29">files</text:span></text:span></text:h>
      <text:p text:style-name="Text_20_body"><text:span text:style-name="Source_20_Text">Files muss die Bezeichnung des Pakets enthalten, z.B. </text:span></text:p>
      <text:p text:style-name="Text_20_body"><text:span text:style-name="Source_20_Text"><text:span text:style-name="T49"><text:tab/>imarca</text:span></text:span><text:span text:style-name="Source_20_Text"><text:span text:style-name="T48">_a.b.c_amd64.deb graphics optional</text:span></text:span></text:p>
      <text:h text:style-name="P56" text:outline-level="3"><text:span text:style-name="Source_20_Text"><text:span text:style-name="T20">app.install</text:span></text:span></text:h>
      <text:p text:style-name="Text_20_body">Hier geben wir an, welche Dateien wohin installiert werden sollen:</text:p>
      <text:p text:style-name="P46"><text:span text:style-name="T50">usr/bin/imarca</text:span></text:p>
      <text:p text:style-name="P41">usr/share/applications/imarca.desktop</text:p>
      <text:p text:style-name="P41">usr/share/pixmaps/imarca.xpm</text:p>
      <text:p text:style-name="P41"/>
      <text:p text:style-name="P42">usr/lib/<text:span text:style-name="T52">x86_64-linux-gnu/</text:span>libKbvExiv.so.<text:span text:style-name="T52">0</text:span></text:p>
      <text:p text:style-name="P42">usr/lib/<text:span text:style-name="T52">x86_64-linux-gnu/</text:span>libKbvExiv.so.<text:span text:style-name="T52">0.</text:span>1.0</text:p>
      <text:p text:style-name="P41"/>
      <text:p text:style-name="P41">usr/lib/imarca/libDynPlugin/libDynPlugin.so</text:p>
      <text:p text:style-name="P41">usr/lib/imarca/libDynPlugin/libDynPlugin.de.qch</text:p>
      <text:p text:style-name="P41">usr/lib/imarca/libDynPlugin/libDynPlugin.de.qm</text:p>
      <text:p text:style-name="P41"/>
      <text:p text:style-name="P41">var/lib/imarca/kbvCore.de.qm</text:p>
      <text:p text:style-name="P41">var/lib/imarca/kbvCore.de.qhc</text:p>
      <text:p text:style-name="P41">var/lib/imarca/kbvCore.de.qch</text:p>
      <text:p text:style-name="P41">var/lib/imarca/libImageMetadata.de.qm</text:p>
      <text:p text:style-name="P41">var/lib/imarca/libImageMetadata.de.qch</text:p>
      <text:p text:style-name="P41">var/lib/imarca/libImageEditor.de.qm</text:p>
      <text:p text:style-name="P41">var/lib/imarca/libImageEditor.de.qch</text:p>
      <text:p text:style-name="P13"/>
      <text:p text:style-name="Text_20_body">Für Hilfen und Übersetzungen wählen wir das Verzeichnis /var. Beim Start von imarca werden alle Hilfedateien eingelesen und registriert, d.h. Qt schreibt die Dateinamen in das Collectionfile kbvCore.<text:span text:style-name="T35">xx</text:span>.qhc (<text:span text:style-name="T35">xx=de </text:span>für die deutschen Hilfen). <text:span text:style-name="T35">Alle </text:span>kbvCore.<text:span text:style-name="T35">xx</text:span>.qhc <text:span text:style-name="T35">müssen daher mit Schreibrechten für alle Nutzer ausgestattet werden (chmod ugo=rwrwrw).</text:span></text:p>
      <text:h text:style-name="P56" text:outline-level="3"><text:span text:style-name="Source_20_Text"><text:span text:style-name="T20">app.docs</text:span></text:span></text:h>
      <text:p text:style-name="Text_20_body">Die Datei listet alle Dateien <text:span text:style-name="T34">und </text:span>wohin sie installiert werden sollen. <text:span text:style-name="T34">Das Zielverzeichnis wäre:</text:span></text:p>
      <text:p text:style-name="Text_20_body"><text:tab/><text:span text:style-name="T40">usr/share/doc/</text:span><text:span text:style-name="T51">imarca</text:span></text:p>
      <text:p text:style-name="Text_20_body">Wir installieren hier nichts.</text:p>
      <text:h text:style-name="P56" text:outline-level="3"><text:span text:style-name="Source_20_Text"><text:span text:style-name="T20">app.postinst</text:span></text:span></text:h>
      <text:p text:style-name="Text_20_body"><text:span text:style-name="Source_20_Text"><text:span text:style-name="T38">An </text:span></text:span><text:span text:style-name="Source_20_Text"><text:span text:style-name="T39">einig</text:span></text:span><text:span text:style-name="Source_20_Text"><text:span text:style-name="T38">en installierten Dateien müssen nachträglich Zugriffsrechte gesetzt werden, sonst können Hilfe-Dateien nicht registriert werden:</text:span></text:span></text:p>
      <text:p text:style-name="P47"><text:soft-page-break/><text:span text:style-name="T45">#!/bin/sh</text:span></text:p>
      <text:p text:style-name="P37">set -e</text:p>
      <text:p text:style-name="P37">chmod -v ugo=rwxrwxrwx <text:s/>var/lib/imarca</text:p>
      <text:p text:style-name="P37">chmod -v ugo=rwrwrw <text:s/>var/lib/imarca/kbvCore.de.qhc</text:p>
      <text:p text:style-name="Text_20_body"><text:span text:style-name="Source_20_Text"><text:span text:style-name="T40"/></text:span></text:p>
      <text:h text:style-name="P54" text:outline-level="3"><text:span text:style-name="Source_20_Text"><text:span text:style-name="T20">app.prerm</text:span></text:span></text:h>
      <text:p text:style-name="Text_20_body"><text:span text:style-name="Source_20_Text"><text:span text:style-name="T25">Nach der Installation wurden keine Dateien verändert, deshalb müssen wir</text:span></text:span><text:span text:style-name="Source_20_Text"><text:span text:style-name="T22"> vor der Deinstallation </text:span></text:span><text:span text:style-name="Source_20_Text"><text:span text:style-name="T25">nichts </text:span></text:span><text:span text:style-name="Source_20_Text"><text:span text:style-name="T22">entfern</text:span></text:span><text:span text:style-name="Source_20_Text"><text:span text:style-name="T24">e</text:span></text:span><text:span text:style-name="Source_20_Text"><text:span text:style-name="T22">n, </text:span></text:span><text:span text:style-name="Source_20_Text"><text:span text:style-name="T25">um den ursprünglichen Paketzustand wieder herzustellen</text:span></text:span><text:span text:style-name="Source_20_Text"><text:span text:style-name="T22">.</text:span></text:span><text:span text:style-name="Source_20_Text"><text:span text:style-name="T25"> Die Datei entfällt.</text:span></text:span></text:p>
      <text:h text:style-name="P51" text:outline-level="2"><text:span text:style-name="T26">Paket</text:span><text:span text:style-name="T21"> </text:span><text:span text:style-name="T26">er</text:span><text:span text:style-name="T21">stellen</text:span></text:h>
      <text:p text:style-name="Text_20_body"><text:span text:style-name="T23">Vor dem Bauen des Pakets müssen wir natürlich </text:span><text:span text:style-name="T26">alles frisch kompilieren und </text:span><text:span text:style-name="T23">unsere Dateien in die entsprechenden Verzeichnisse kopieren. </text:span><text:span text:style-name="T27">Dafür gibt es zwei build-scripts, </text:span><text:span text:style-name="T28">die nacheinander ausgeführt werden müssen</text:span><text:span text:style-name="T27">:</text:span></text:p>
      <text:h text:style-name="Heading_20_3" text:outline-level="3">1_update-package.sh</text:h>
      <text:p text:style-name="P50">#!/bin/sh</text:p>
      <text:p text:style-name="P50">#Build deban package</text:p>
      <text:p text:style-name="P50">#2018.06.18</text:p>
      <text:p text:style-name="P50">#The script must be in the dir &lt;package&gt;</text:p>
      <text:p text:style-name="P50"># ~imarca/kbvCore/prd</text:p>
      <text:p text:style-name="P50"># ~imarca/kbvExiv/prd</text:p>
      <text:p text:style-name="P50"># ~imarca/package</text:p>
      <text:p text:style-name="P50"># ~imarca/package/imarca</text:p>
      <text:p text:style-name="P50"># ~imarca/package/imarca/debian</text:p>
      <text:p text:style-name="P50"># ~imarca/package/imarca/usr</text:p>
      <text:p text:style-name="P50">#working dir: ~imarca/package/imarca</text:p>
      <text:p text:style-name="P50">echo start package update</text:p>
      <text:p text:style-name="P50">cd imarca</text:p>
      <text:p text:style-name="P50">pwd</text:p>
      <text:p text:style-name="P50"># application (imarca.install)</text:p>
      <text:p text:style-name="P50">rm -f -v usr/bin/*.*</text:p>
      <text:p text:style-name="P50">cp -a -v ../../kbvCore/prd/imarca <text:s/>usr/bin</text:p>
      <text:p text:style-name="P50">echo</text:p>
      <text:p text:style-name="P50"># dynamic libs and plugins (imarca.install)</text:p>
      <text:p text:style-name="P50">rm -f -v usr/lib/libKbvExiv.*</text:p>
      <text:p text:style-name="P50"><text:soft-page-break/>cp -a -v ../../kbvExiv/prd/libKbvExiv.so.<text:span text:style-name="T53">0</text:span> <text:s text:c="7"/>usr/lib<text:span text:style-name="T52">x86_64-linux-gnu</text:span></text:p>
      <text:p text:style-name="P50">cp -a -v ../../kbvExiv/prd/libKbvExiv.so.<text:span text:style-name="T53">0.</text:span>1.<text:span text:style-name="T53">0</text:span> <text:s text:c="5"/>usr/li<text:span text:style-name="T53">b/x86_64-linux-gnu</text:span></text:p>
      <text:p text:style-name="P50">rm -f -v usr/lib/imarca/*.*</text:p>
      <text:p text:style-name="P50">cp -a -v ../../libDynPlugin/prd/libDynPlugin.so <text:s text:c="17"/>usr/lib/imarca/libDynPlugin</text:p>
      <text:p text:style-name="P50">cp -a -v ../../libDynPlugin/tra/libDynPlugin.de.qm <text:s text:c="14"/>usr/lib/imarca/libDynPlugin</text:p>
      <text:p text:style-name="P50">cp -a -v ../../libDynPlugin/help.de/gen/libDynPlugin.de.qch <text:s text:c="5"/>usr/lib/imarca/libDynPlugin</text:p>
      <text:p text:style-name="P50">echo</text:p>
      <text:p text:style-name="P50"># translations (imarca.install)</text:p>
      <text:p text:style-name="P50">rm -f -v var/lib/imarca/*.*</text:p>
      <text:p text:style-name="P50">cp -a -v ../../kbvCore/tra/kbvCore.de.qm <text:s text:c="24"/>var/lib/imarca</text:p>
      <text:p text:style-name="P50">cp -a -v ../../kbvMetadata/tra/libImageMetadata.de.qm <text:s text:c="11"/>var/lib/imarca</text:p>
      <text:p text:style-name="P50">cp -a -v ../../kbvImageEditor/tra/libImageEditor.de.qm <text:s text:c="10"/>var/lib/imarca</text:p>
      <text:p text:style-name="P50"># help files (imarca.install)</text:p>
      <text:p text:style-name="P50">cp -a -v ../../kbvCore/help.de/gen/kbvCore.de.qhc <text:s text:c="15"/>var/lib/imarca</text:p>
      <text:p text:style-name="P50">cp -a -v ../../kbvCore/help.de/gen/kbvCore.de.qch <text:s text:c="15"/>var/lib/imarca</text:p>
      <text:p text:style-name="P50">cp -a -v ../../kbvMetadata/help.de/gen/libImageMetadata.de.qch <text:s text:c="2"/>var/lib/imarca</text:p>
      <text:p text:style-name="P50">cp -a -v ../../kbvImageEditor/help.de/gen/libImageEditor.de.qch <text:s/>var/lib/imarca</text:p>
      <text:p text:style-name="P50">echo</text:p>
      <text:p text:style-name="P50">echo all done</text:p>
      <text:p text:style-name="P50">echo Please press any key:</text:p>
      <text:p text:style-name="P50">read key</text:p>
      <text:h text:style-name="Heading_20_3" text:outline-level="3">2_build-package.sh</text:h>
      <text:p text:style-name="P25">#!/bin/sh</text:p>
      <text:p text:style-name="P40">#Build deban package</text:p>
      <text:p text:style-name="P40">#2018.06.18</text:p>
      <text:p text:style-name="P40"/>
      <text:p text:style-name="P40">#working dir: imarca</text:p>
      <text:p text:style-name="P40">cd imarca</text:p>
      <text:p text:style-name="P40">dpkg-buildpackage -us -uc</text:p>
      <text:p text:style-name="P40"/>
      <text:p text:style-name="P40">echo aufräumen</text:p>
      <text:p text:style-name="P40">#rm -rf debian/imarca</text:p>
      <text:p text:style-name="P40"/>
      <text:p text:style-name="P40">echo Fertig</text:p>
      <text:p text:style-name="P40">echo Bitte Taste drücken</text:p>
      <text:p text:style-name="P40">read taste</text:p>
      <text:p text:style-name="Text_20_body"/>
      <text:h text:style-name="Heading_20_2" text:outline-level="2">Abhängigkeiten feststellen</text:h>
      <text:p text:style-name="P6">Im Terminal in das Build-Verzeichnis wechseln:</text:p>
      <text:p text:style-name="P15">ldd ./app</text:p>
      <text:p text:style-name="P4"><text:soft-page-break/></text:p>
      <text:h text:style-name="Heading_20_2" text:outline-level="2">Paket <text:span text:style-name="T10">installieren/deinstallieren</text:span></text:h>
      <text:p text:style-name="Text_20_body"><text:span text:style-name="T11">Installation erfolgt e</text:span>infach durch Doppelklick auf das Paket. Die Softwareverwaltung öffnet sich und die Installation kann durchgeführt werden. Dies installiert aber keine Abhängigkeiten.</text:p>
      <text:h text:style-name="Heading_20_3" text:outline-level="3">apt</text:h>
      <text:p text:style-name="Text_20_body">Der Vorteil von apt ist, dass Abhängigkeiten automatisch aufgelöst und installiert werden. <text:span text:style-name="T1">Man öffnet ein Terminal im Verzeichnis des Debian-Pakets und gibt den</text:span> Befehl e<text:span text:style-name="T1">i</text:span>n:</text:p>
      <text:p text:style-name="P48"><text:span text:style-name="T43">sudo apt install ./</text:span><text:span text:style-name="T44">imarca-a.b.c</text:span><text:span text:style-name="T43">.deb</text:span></text:p>
      <text:p text:style-name="P17"/>
      <text:h text:style-name="Heading_20_3" text:outline-level="3">gdebi</text:h>
      <text:p text:style-name="Text_20_body">gdebi ist ein alternatives grafisches Installationsprogramm für Einzelpakete, das desktop-unabhängig eingesetzt werden kann. Es lädt bei Bedarf benötigte Abhängigkeiten aus den Paketquellen nach und war bis einschließlich Ubuntu 10.04 vorinstalliert. Inzwischen muss gdebi außer bei Lubuntu zuerst über das gleichnamige Paket nachinstalliert werden:</text:p>
      <text:p text:style-name="P49"><text:span text:style-name="T41">sudo apt-get install gdebi</text:span></text:p>
      <text:p text:style-name="P7"/>
      <text:h text:style-name="Heading_20_3" text:outline-level="3">Paket <text:span text:style-name="T10">deinstallieren</text:span></text:h>
      <text:p text:style-name="Text_20_body">Entweder mit der Paketverwaltung oder mit apt:</text:p>
      <text:p text:style-name="P45"><text:span text:style-name="T46">sudo apt-get remove </text:span><text:span text:style-name="T47">paketname</text:span></text:p>
      <text:p text:style-name="P5"/>
      <text:h text:style-name="Heading_20_3" text:outline-level="3">Probleme</text:h>
      <text:p text:style-name="Text_20_body">Sollten bei der Installation oder Deinstallation Probleme auftauchen, können evtl. verbliebene Reste durch</text:p>
      <text:p text:style-name="P50"><text:tab/>sudo apt-get <text:span text:style-name="T31">purg</text:span>e <text:span text:style-name="T10">paketname</text:span></text:p>
      <text:p text:style-name="Text_20_body">entfernt werde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FreeSans2"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de" fo:country="DE"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de" fo:country="DE"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493cm" style:type="center"/>
          <style:tab-stop style:position="16.988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18pt" style:text-underline-style="solid" style:text-underline-width="auto" style:text-underline-color="font-color" fo:font-weight="bold" officeooo:rsid="001fc78f" officeooo:paragraph-rsid="001fc78f" style:font-size-asian="18pt" style:font-weight-asian="bold" style:font-size-complex="18pt" style:font-weight-complex="bold"/>
    </style:style>
    <style:style style:name="MP2" style:family="paragraph" style:parent-style-name="Standard">
      <style:text-properties officeooo:rsid="00359c59" officeooo:paragraph-rsid="0057aeb2"/>
    </style:style>
    <style:style style:name="MT1" style:family="text">
      <style:text-properties officeooo:rsid="0057aeb2"/>
    </style:style>
    <style:style style:name="MT2" style:family="text">
      <style:text-properties officeooo:rsid="004e5772"/>
    </style:style>
    <style:page-layout style:name="Mpm1">
      <style:page-layout-properties fo:page-width="21.001cm" fo:page-height="29.7cm" style:num-format="1" style:print-orientation="portrait" fo:margin-top="1cm" fo:margin-bottom="1cm" fo:margin-left="2.514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cm" fo:margin-left="0cm" fo:margin-right="0cm" fo:margin-bottom="0.3cm" style:dynamic-spacing="fals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ebian Paket erstellen</text:p>
      </style:header>
      <style:footer>
        <text:p text:style-name="MP2">Stand: 1<text:span text:style-name="MT1">8</text:span>.<text:span text:style-name="MT2">6</text:span>.201<text:span text:style-name="MT2">8</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rd </meta:initial-creator>
    <meta:creation-date>2016-04-27T17:35:48.939726910</meta:creation-date>
    <dc:date>2018-09-06T18:56:25.818145699</dc:date>
    <meta:editing-duration>PT5H9M</meta:editing-duration>
    <meta:editing-cycles>44</meta:editing-cycles>
    <meta:generator>LibreOffice/6.0.3.2$Linux_X86_64 LibreOffice_project/00m0$Build-2</meta:generator>
    <meta:document-statistic meta:table-count="0" meta:image-count="0" meta:object-count="0" meta:page-count="8" meta:paragraph-count="232" meta:word-count="1644" meta:character-count="12946" meta:non-whitespace-character-count="11155"/>
  </office:meta>
</office:document-meta>
</file>